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342" calcext:value-type="float">
            <text:p>342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.00.0000</text:date>, <text:time style:data-style-name="N2" text:time-value="11:08:47.097162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20T11:09:00.198745842</dc:date>
    <meta:editing-duration>PT24M39S</meta:editing-duration>
    <meta:editing-cycles>19</meta:editing-cycles>
    <meta:generator>LibreOffice/24.2.7.2$Linux_X86_64 LibreOffice_project/420$Build-2</meta:generator>
    <meta:document-statistic meta:table-count="3" meta:cell-count="7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128cm" svg:y="0.379cm" svg:width="13.89cm" svg:height="7.79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